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Preformatted_20_Text">
      <style:text-properties style:font-name="Liberation Serif" fo:font-size="12pt" style:font-size-asian="12pt" style:font-size-complex="12pt"/>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12"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writing-mode="lr-tb"/>
    </style:style>
    <style:style style:name="P14"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writing-mode="lr-tb"/>
    </style:style>
    <style:style style:name="P17"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8" style:family="paragraph" style:parent-style-name="Standard">
      <style:paragraph-properties style:writing-mode="lr-tb"/>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fo:text-align="center" style:justify-single-word="false"/>
      <style:text-properties fo:font-style="italic" style:font-style-asian="italic" style:font-style-complex="italic"/>
    </style:style>
    <style:style style:name="P23" style:family="paragraph" style:parent-style-name="Standard">
      <style:paragraph-properties fo:text-align="center" style:justify-single-word="false"/>
      <style:text-properties fo:font-style="normal" style:font-style-asian="normal" style:font-style-complex="normal"/>
    </style:style>
    <style:style style:name="P24"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text-position="sub 58%" style:font-name="Liberation Serif" fo:font-style="normal" fo:font-weight="normal" style:font-style-asian="normal" style:font-weight-asian="normal" style:font-style-complex="normal" style:font-weight-complex="normal"/>
    </style:style>
    <style:style style:name="T6" style:family="text">
      <style:text-properties style:font-name="Liberation Serif"/>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style:text-position="super 58%" style:font-name="Liberation Serif"/>
    </style:style>
    <style:style style:name="T13" style:family="text">
      <style:text-properties style:text-position="super 58%" style:font-name="Liberation Serif" fo:font-style="normal" fo:font-weight="normal" style:font-style-asian="normal" style:font-weight-asian="normal" style:font-style-complex="normal" style:font-weight-complex="normal"/>
    </style:style>
    <style:style style:name="T14" style:family="text">
      <style:text-properties style:text-position="0% 100%"/>
    </style:style>
    <style:style style:name="T15" style:family="text">
      <style:text-properties style:text-position="0% 100%" style:font-name="Liberation Serif" fo:font-style="normal" fo:font-weight="normal" style:font-style-asian="normal" style:font-weight-asian="normal" style:font-style-complex="normal"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size-complex="12pt"/>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gr1" style:family="graphic">
      <style:graphic-properties draw:marker-start-width="0.0598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21T04:33:28">21.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 the solution to the differential equation</text:p>
      <text:p text:style-name="Standard"/>
      <text:p text:style-name="P4"><draw:frame draw:style-name="fr1" draw:name="Frame5" text:anchor-type="as-char" svg:width="1.1638in" draw:z-index="22"><draw:text-box fo:min-height="0.4283in"><text:p text:style-name="Equation"><draw:frame draw:style-name="fr10" draw:name="Object1" text:anchor-type="paragraph" svg:x="0in" svg:y="0in" svg:width="1.1984in" style:rel-width="100%" svg:height="0.1917in" style:rel-height="scale" draw:z-index="23"><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text:span> is the instantaneous growth rate at time <text:span text:style-name="T1">t</text:span>.</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L where the gene product can only function when forms a heterodimer with another gene product, M as in <text:sequence-ref text:reference-format="category-and-value" text:ref-name="refEquation9">Equation 2</text:sequence-ref>. <text:s/>We assume that growth rate increases as a function of the production of the dimer LM. <text:s/>We also assume that growth rates are reduced because of a small, constant cost of translation per protein molecule. <text:s/>Let us consider each of them in turn.</text:p>
      <text:p text:style-name="Standard"/>
      <text:p text:style-name="P3">Benefits of increased production of L</text:p>
      <text:p text:style-name="Standard"/>
      <text:p text:style-name="Standard">The production of the dimer follows the following reaction</text:p>
      <text:p text:style-name="P4"/>
      <text:p text:style-name="P22"><text:s text:c="5"/>k<text:span text:style-name="T2">1</text:span></text:p>
      <text:p text:style-name="P22"><draw:line text:anchor-type="paragraph" draw:z-index="39" draw:style-name="gr1" draw:text-style-name="P24" svg:x1="3.4827in" svg:y1="0.0693in" svg:x2="3.6827in" svg:y2="0.0693in"><text:p/></draw:line><draw:line text:anchor-type="paragraph" draw:z-index="40" draw:style-name="gr2" draw:text-style-name="P24" svg:x1="3.4575in" svg:y1="0.1654in" svg:x2="3.6575in" svg:y2="0.1654in"><text:p/></draw:line>L + M <text:s text:c="7"/>LM</text:p>
      <text:p text:style-name="P22"><text:s text:c="6"/>k<text:span text:style-name="T2">-1</text:span></text:p>
      <text:p text:style-name="P4"><draw:frame draw:style-name="fr7" draw:name="Frame17" text:anchor-type="as-char" svg:width="1.8791in" draw:z-index="28"><draw:text-box fo:min-height="0.3035in"><text:p text:style-name="Equation">Equation <text:sequence text:ref-name="refEquation9" text:name="Equation" text:formula="ooow:Equation+1" style:num-format="1">2</text:sequence>.: </text:p></draw:text-box></draw:frame></text:p>
      <text:p text:style-name="P6"/>
      <text:p text:style-name="P6">This reaction is captured by the following system of differential equations where [L'], [M], [LM] are the concentrations of free gene product L, free gene product M, and dimer LM, respectively.</text:p>
      <text:p text:style-name="Standard"/>
      <text:p text:style-name="P4"><draw:frame draw:style-name="fr7" draw:name="Frame18" text:anchor-type="as-char" svg:width="1.9957in" draw:z-index="29"><draw:text-box fo:min-height="0.9264in"><text:p text:style-name="Equation"><draw:frame draw:style-name="fr14" draw:name="Object12" text:anchor-type="paragraph" svg:x="0.0016in" svg:y="0.0008in" svg:width="2.1839in" style:rel-width="100%" svg:height="1.2102in" style:rel-height="scale" draw:z-index="30"><draw:object xlink:href="./Object 12" xlink:type="simple" xlink:show="embed" xlink:actuate="onLoad"/><draw:image xlink:href="./ObjectReplacements/Object 12" xlink:type="simple" xlink:show="embed" xlink:actuate="onLoad"/></draw:frame>Equation <text:sequence text:ref-name="refEquation10" text:name="Equation" text:formula="ooow:Equation+1" style:num-format="1">3</text:sequence>.: </text:p></draw:text-box></draw:frame></text:p>
      <text:p text:style-name="Standard"><text:soft-page-break/></text:p>
      <text:p text:style-name="Standard">The total amount of gene product L and M remains constant, thus L=[L']+[LM] and M<text:span text:style-name="T2">0</text:span>=[M]+[LM] <text:s/>This allows us to rewrite <text:s/><text:sequence-ref text:reference-format="category-and-value" text:ref-name="refEquation10">Equation 3</text:sequence-ref> <text:s/>as </text:p>
      <text:p text:style-name="Standard"/>
      <text:p text:style-name="P4"><draw:frame draw:style-name="fr7" draw:name="Frame19" text:anchor-type="as-char" svg:width="4.4055in" draw:z-index="31"><draw:text-box fo:min-height="0.7846in"><text:p text:style-name="Equation"><draw:frame draw:style-name="fr14" draw:name="Object13" text:anchor-type="paragraph" svg:x="0.0016in" svg:y="0.0008in" svg:width="4.8673in" style:rel-width="100%" svg:height="0.8063in" style:rel-height="scale" draw:z-index="32"><draw:object xlink:href="./Object 13" xlink:type="simple" xlink:show="embed" xlink:actuate="onLoad"/><draw:image xlink:href="./ObjectReplacements/Object 13" xlink:type="simple" xlink:show="embed" xlink:actuate="onLoad"/></draw:frame>Equation <text:sequence text:ref-name="refEquation11" text:name="Equation" text:formula="ooow:Equation+1" style:num-format="1">4</text:sequence>.: </text:p></draw:text-box></draw:frame></text:p>
      <text:p text:style-name="Standard"/>
      <text:p text:style-name="Standard">If we assume that the growth rate of the cell is proportional to the concentration of the dimer at equilibrium , we obtain the physically relevant equilibrium concentration of the dimer by setting d[LM]/dt = 0 and defining K<text:span text:style-name="T2">m</text:span> = k<text:span text:style-name="T2">-1</text:span>/k<text:span text:style-name="T2">1</text:span>.</text:p>
      <text:p text:style-name="Standard"/>
      <text:p text:style-name="P16"><draw:frame draw:style-name="fr7" draw:name="Frame20" text:anchor-type="as-char" svg:width="3.6217in" draw:z-index="33"><draw:text-box fo:min-height="0.7402in"><text:p text:style-name="Equation"><draw:frame draw:style-name="fr14" draw:name="Object14" text:anchor-type="paragraph" svg:x="0.0016in" svg:y="0.0008in" svg:width="4.0339in" style:rel-width="100%" svg:height="0.3925in" style:rel-height="scale" draw:z-index="34"><draw:object xlink:href="./Object 14" xlink:type="simple" xlink:show="embed" xlink:actuate="onLoad"/><draw:image xlink:href="./ObjectReplacements/Object 14" xlink:type="simple" xlink:show="embed" xlink:actuate="onLoad"/></draw:frame>Equation <text:sequence text:ref-name="refEquation12" text:name="Equation" text:formula="ooow:Equation+1" style:num-format="1">5</text:sequence>.: </text:p></draw:text-box></draw:frame></text:p>
      <text:p text:style-name="Standard"/>
      <text:p text:style-name="Standard"><text:span text:style-name="T9">The dimer concentration is thus a non-linear function of </text:span><text:span text:style-name="T1">L</text:span><text:span text:style-name="T9">: increasing sharply from zero and eventually reaching a plateau. <text:s/></text:span></text:p>
      <text:p text:style-name="P3"/>
      <text:p text:style-name="P3">Cost of translation of L</text:p>
      <text:p text:style-name="P3"/>
      <text:p text:style-name="Standard">The production of the gene product L, however, has its own metabolic cost: it requires energy for its translation. We assume that the cost, in terms of reduction of growth rate, is a linear function of the current translation level which is the product of the gene translation rate <text:span text:style-name="T6">α</text:span> and the number of mRNA molecules, <text:span text:style-name="T1">s</text:span><text:span text:style-name="T3">mRNA</text:span><text:span text:style-name="T9"> . </text:span><text:span text:style-name="T1">h</text:span><text:span text:style-name="T9"> is the constant cost of translation. The reduction in growth rate is then given by </text:span><text:span text:style-name="T9"><text:sequence-ref text:reference-format="category-and-value" text:ref-name="refEquation13">Equation 6</text:sequence-ref></text:span></text:p>
      <text:p text:style-name="Standard"><text:span text:style-name="T9"/></text:p>
      <text:p text:style-name="Standard"><text:span text:style-name="T9"><draw:frame draw:style-name="fr7" draw:name="Frame21" text:anchor-type="as-char" svg:width="1.139in" draw:z-index="35"><draw:text-box fo:min-height="0.3547in"><text:p text:style-name="Equation"><draw:frame draw:style-name="fr14" draw:name="Object15" text:anchor-type="paragraph" svg:x="0.0016in" svg:y="0.0008in" svg:width="0.9693in" style:rel-width="100%" svg:height="0.2083in" style:rel-height="scale" draw:z-index="36"><draw:object xlink:href="./Object 15" xlink:type="simple" xlink:show="embed" xlink:actuate="onLoad"/><draw:image xlink:href="./ObjectReplacements/Object 15" xlink:type="simple" xlink:show="embed" xlink:actuate="onLoad"/></draw:frame>Equation <text:sequence text:ref-name="refEquation13" text:name="Equation" text:formula="ooow:Equation+1" style:num-format="1">6</text:sequence>.: </text:p></draw:text-box></draw:frame></text:span></text:p>
      <text:p text:style-name="Standard"/>
      <text:p text:style-name="P3">Total growth rate function</text:p>
      <text:p text:style-name="P3"><text:span text:style-name="T9"/></text:p>
      <text:p text:style-name="Standard">We can thus sum <text:sequence-ref text:reference-format="category-and-value" text:ref-name="refEquation12">Equation 5</text:sequence-ref> and <text:sequence-ref text:reference-format="category-and-value" text:ref-name="refEquation13">Equation 6</text:sequence-ref> to obtain the total growth rate in <text:s/><text:sequence-ref text:reference-format="category-and-value" text:ref-name="refEquation1">Equation 7</text:sequence-ref>.</text:p>
      <text:p text:style-name="P4"><draw:frame draw:style-name="fr2" draw:name="Frame4" text:anchor-type="as-char" svg:y="-0.8173in" svg:width="4.5457in" draw:z-index="1"><draw:text-box fo:min-height="0.8799in"><text:p text:style-name="Equation"><draw:frame draw:style-name="fr11" draw:name="Object2" text:anchor-type="paragraph" svg:x="0.0016in" svg:y="0.0008in" svg:width="4.95in" style:rel-width="100%" svg:height="0.3929in" style:rel-height="scale" draw:z-index="5"><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7</text:sequence>: </text:p></draw:text-box></draw:frame></text:p>
      <text:p text:style-name="Standard"/>
      <text:p text:style-name="Standard">The protein concentration <text:span text:style-name="T1">L</text:span> at an arbitrary time <text:span text:style-name="T1">t</text:span>, is related to the number of mRNA molecules in the cytoplasm through the differential equation</text:p>
      <text:p text:style-name="P4"><text:soft-page-break/><text:span text:style-name="T9"><draw:frame draw:style-name="fr1" draw:name="Frame7" text:anchor-type="as-char" svg:width="1.9126in" draw:z-index="24"><draw:text-box fo:min-height="0.6134in"><text:p text:style-name="Equation"><draw:frame draw:style-name="fr11" draw:name="Object5" text:anchor-type="paragraph" svg:x="0.0016in" svg:y="0.0008in" svg:width="1.6154in" style:rel-width="100%" svg:height="0.2091in" style:rel-height="scale" draw:z-index="25"><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8</text:sequence>: </text:p></draw:text-box></draw:frame></text:span><text:span text:style-name="T9"> </text:span></text:p>
      <text:p text:style-name="P7">Where <text:span text:style-name="T1">c</text:span> is the rate of protein decay. <text:s/>For the purposes of the calculation to optimize the selection function, we make the simplifying assumption that during the time interval, that the protein level is constant (i.e. no translational bursting occurs), hence dL/dt=0 and therefore <text:span text:style-name="T6">αs</text:span><text:span text:style-name="T4">mRNA</text:span> = cL(t). This means we can rewrite <text:sequence-ref text:reference-format="category-and-value" text:ref-name="refEquation1">Equation 7</text:sequence-ref> in terms of <text:span text:style-name="T1">L</text:span> only</text:p>
      <text:p text:style-name="P7"/>
      <text:p text:style-name="P23"><draw:frame draw:style-name="fr2" draw:name="Frame3" text:anchor-type="as-char" svg:y="-1.0965in" svg:width="4.0543in" draw:z-index="37"><draw:text-box fo:min-height="0.7764in"><text:p text:style-name="Equation"><draw:frame draw:style-name="fr11" draw:name="Object10" text:anchor-type="paragraph" svg:x="0.0016in" svg:y="0.0008in" svg:width="4.6902in" style:rel-width="100%" svg:height="0.3929in" style:rel-height="scale" draw:z-index="38"><draw:object xlink:href="./Object 10" xlink:type="simple" xlink:show="embed" xlink:actuate="onLoad"/><draw:image xlink:href="./ObjectReplacements/Object 10" xlink:type="simple" xlink:show="embed" xlink:actuate="onLoad"/></draw:frame>Equation <text:sequence text:ref-name="refEquation3" text:name="Equation" text:formula="ooow:Equation+1" style:num-format="1">9</text:sequence>: </text:p></draw:text-box></draw:frame></text:p>
      <text:p text:style-name="Standard"><text:span text:style-name="T9">The sum of the two terms is shown in <text:s/></text:span><text:span text:style-name="T9"><text:sequence-ref text:reference-format="category-and-value" text:ref-name="refFigure0">Figure 1</text:sequence-ref></text:span><text:span text:style-name="T9">.</text:span></text:p>
      <text:p text:style-name="Standard"><draw:frame draw:style-name="fr3" draw:name="Frame1" text:anchor-type="paragraph" svg:width="6.0563in" draw:z-index="0"><draw:text-box fo:min-height="4.8236in"><text:p text:style-name="Figure"><draw:frame draw:style-name="fr12" draw:name="Object8" text:anchor-type="paragraph" svg:x="0.2701in" svg:y="0.1035in" svg:width="4.8665in" svg:height="4.1091in" draw:z-index="4"><draw:object xlink:href="./Object 8" xlink:type="simple" xlink:show="embed" xlink:actuate="onLoad"/><draw:image xlink:href="./ObjectReplacements/Object 8" xlink:type="simple" xlink:show="embed" xlink:actuate="onLoad"/></draw:frame></text:p><text:p text:style-name="Figure">Figure <text:sequence text:ref-name="refFigure0" text:name="Figure" text:formula="ooow:Figure+1" style:num-format="1">1</text:sequence>: <text:s/>Increased TF concentration, L, increases growth rate, up until g<text:span text:style-name="T2">peak</text:span>,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11">-5</text:span> s<text:span text:style-name="T11">-1</text:span>. <text:s/>In addition because cells will not necessarily have the exact 120 minute doubling time, we set<text:span text:style-name="T8"> g</text:span><text:span text:style-name="T5">peak</text:span><text:span text:style-name="T8"> to be twice as large as the rate predicted by the doubling-time alone, i.e. <text:s/>g</text:span><text:span text:style-name="T5">peak</text:span><text:span text:style-name="T8">= 2 x 9.627x10</text:span><text:span text:style-name="T13">-5 <text:s/></text:span><text:span text:style-name="T15">s</text:span><text:span text:style-name="T13">-1</text:span><text:span text:style-name="T15">=1.925x10</text:span><text:span text:style-name="T13">-4 <text:s/></text:span><text:span text:style-name="T15">s</text:span><text:span text:style-name="T13">-1</text:span><text:span text:style-name="T15">. The amount we adjust g</text:span><text:span text:style-name="T5">peak</text:span><text:span text:style-name="T15"> from the strict doubling time estimate is adjustable within the model.</text:span></text:p>
      <text:p text:style-name="Standard"><draw:frame draw:style-name="fr4" draw:name="Frame11" text:anchor-type="paragraph" svg:width="5in" draw:z-index="2"><draw:text-box fo:min-height="5in"><text:p text:style-name="Figure"><draw:frame draw:style-name="fr8"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11">-5 </text:span><text:span text:style-name="T14">.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11">7</text:span>, leading to <text:span text:style-name="T1">Ns</text:span> = 10<text:span text:style-name="T11">7</text:span> x 10<text:span text:style-name="T11">-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text:soft-page-break/></text:p>
      <text:p text:style-name="Standard">To relate doubling L to the reduction in growth rate, we note that the relative fitness, i.e. the difference in reproduction is w=1-s . A doubling of the wildtype population in the time interval t is given by</text:p>
      <text:p text:style-name="P4"/>
      <text:p text:style-name="P4">y<text:span text:style-name="T2">1</text:span>(t) = y(0)exp(g<text:span text:style-name="T2">1</text:span>t) = 2y(0) , thus g<text:span text:style-name="T2">1</text:span>t =ln(2). </text:p>
      <text:p text:style-name="Standard"/>
      <text:p text:style-name="Standard">The mutant has a reduced growth rate given by:</text:p>
      <text:p text:style-name="Standard"/>
      <text:p text:style-name="P4">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P4">g<text:span text:style-name="T2">2</text:span>/g<text:span text:style-name="T2">1</text:span>=ln(2-2s)/log(2)</text:p>
      <text:p text:style-name="Standard"/>
      <text:p text:style-name="Standard">The negative slope of the line of constant cost is <text:span text:style-name="T1">hc</text:span>.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P4">hc=-(g<text:span text:style-name="T2">peak</text:span>ln(2-2s)/ln(2) – g<text:span text:style-name="T2">peak</text:span>)/(2L<text:span text:style-name="T2">p</text:span>-L<text:span text:style-name="T2">p</text:span>) <text:s/>= <text:s/>g<text:span text:style-name="T2">peak</text:span><text:span text:style-name="T14">(1-ln(2-2s)/ln(2))</text:span>/L<text:span text:style-name="T2">p</text:span></text:p>
      <text:p text:style-name="Standard"/>
      <text:p text:style-name="Standard">then:</text:p>
      <text:p text:style-name="P4">hc = g<text:span text:style-name="T2">peak</text:span><text:span text:style-name="T14">(1-ln(2-2s)/ln(2))</text:span>/L<text:span text:style-name="T2">p</text:span></text:p>
      <text:p text:style-name="Standard"/>
      <text:p text:style-name="Standard">Using the parameters above results in:</text:p>
      <text:p text:style-name="Standard"/>
      <text:p text:style-name="P4">hc=9.627x10<text:span text:style-name="T11">-5 </text:span><text:span text:style-name="T2"><text:s/></text:span><text:span text:style-name="T14">x (1-ln(2-2x0.2)/ln(2))</text:span>/(12,000) = 2.583 x 10<text:span text:style-name="T11">-9</text:span></text:p>
      <text:p text:style-name="Standard"/>
      <text:p text:style-name="P6">We are now in a position to evaluate the equation coefficients <text:span text:style-name="T1">K</text:span><text:span text:style-name="T2">max</text:span>, <text:span text:style-name="T1">g</text:span><text:span text:style-name="T2">max</text:span> and in terms of experimentally measured parameters <text:span text:style-name="T1">L</text:span><text:span text:style-name="T2">p</text:span>, <text:span text:style-name="T1">g</text:span><text:span text:style-name="T2">peak</text:span>, <text:span text:style-name="T1">c</text:span>, and <text:span text:style-name="T1">s</text:span>. <text:s/>We first note that the number of protein molecules <text:span text:style-name="T1">L</text:span> = <text:span text:style-name="T1">L</text:span><text:span text:style-name="T3">p</text:span> where maximum growth rate, <text:span text:style-name="T1">g</text:span><text:span text:style-name="T2">peak</text:span>, occurs can be found by evaluating the derivative of <text:sequence-ref text:reference-format="category-and-value" text:ref-name="refEquation3">Equation 9</text:sequence-ref> with respect to <text:span text:style-name="T1">L</text:span> and setting it to zero, resulting in two simultaneous equations for M<text:span text:style-name="T2">0</text:span> and K<text:span text:style-name="T2">m</text:span> in terms of h, c, L<text:span text:style-name="T2">p</text:span> and g<text:span text:style-name="T2">peak</text:span>. <text:s/>Solving these two simultaneous equations to derive M<text:span text:style-name="T2">0</text:span> and K<text:span text:style-name="T2">m</text:span> in terms of the experimental parameters leads to:</text:p>
      <text:p text:style-name="P6"/>
      <text:p text:style-name="P4"><draw:frame draw:style-name="fr5" draw:name="Frame14" text:anchor-type="as-char" svg:width="4.1846in" draw:z-index="6"><draw:text-box fo:min-height="1.0598in"><text:p text:style-name="Equation"><draw:frame draw:style-name="fr13" draw:name="Object7" text:anchor-type="as-char" svg:width="3.9772in" svg:height="0.7846in" draw:z-index="7"><draw:object xlink:href="./Object 7" xlink:type="simple" xlink:show="embed" xlink:actuate="onLoad"/><draw:image xlink:href="./ObjectReplacements/Object 7" xlink:type="simple" xlink:show="embed" xlink:actuate="onLoad"/></draw:frame>Equation <text:sequence text:ref-name="refEquation5" text:name="Equation" text:formula="ooow:Equation+1" style:num-format="1">10</text:sequence>.: </text:p></draw:text-box></draw:frame></text:p>
      <text:p text:style-name="P10"/>
      <text:p text:style-name="P10">Using <text:span text:style-name="T1">hc</text:span>=2.582668x10<text:span text:style-name="T11">-9</text:span>, L<text:span text:style-name="T2">p</text:span>=12,000 and g<text:span text:style-name="T2">peak</text:span>=1.925x10<text:span text:style-name="T11">-4</text:span> s<text:span text:style-name="T11">-1</text:span> , we can derive the coefficients for <text:s/><text:sequence-ref text:reference-format="category-and-value" text:ref-name="refEquation3">Equation 9</text:sequence-ref> as M<text:span text:style-name="T2">0</text:span>=2.595x10<text:span text:style-name="T11">-4</text:span> and K<text:span text:style-name="T2">m</text:span>=1931.6 plotted in both linear (<text:sequence-ref text:reference-format="category-and-value" text:ref-name="refFigure2">Figure 3</text:sequence-ref>) and logarithmic form (<text:sequence-ref text:reference-format="category-and-value" text:ref-name="refFigure3">Figure 4</text:sequence-ref>). </text:p>
      <text:p text:style-name="P10"/>
      <text:p text:style-name="P10"><draw:frame draw:style-name="fr4" draw:name="Frame9" text:anchor-type="paragraph" svg:width="4.6799in" draw:z-index="12"><draw:text-box fo:min-height="4.0437in"><text:p text:style-name="Figure"><draw:frame draw:style-name="fr9" draw:name="graphics1" text:anchor-type="paragraph" svg:x="0.0016in" svg:y="0.0008in" svg:width="6.6665in" style:rel-width="100%" svg:height="5in" style:rel-height="scale" draw:z-index="13"><draw:image xlink:href="../../../../../../shared/arizona/network-project/network-code/paper/dimer-growth-function.png" xlink:type="simple" xlink:show="embed" xlink:actuate="onLoad" draw:filter-name="PNG - Portable Network Graphic"/></draw:frame>Figure <text:sequence text:ref-name="refFigure2" text:name="Figure" text:formula="ooow:Figure+1" style:num-format="1">3</text:sequence>.: Growth rate, g, <text:s/>as a function of enzyme molecules, L</text:p></draw:text-box></draw:frame><draw:frame draw:style-name="fr6" draw:name="Frame10" text:anchor-type="paragraph" svg:x="0.8661in" svg:y="4.3in" svg:width="5.0957in" draw:z-index="14"><draw:text-box fo:min-height="4.2689in"><text:p text:style-name="Figure"><draw:frame draw:style-name="fr9" draw:name="graphics2" text:anchor-type="paragraph" svg:x="0.0016in" svg:y="0.0008in" svg:width="6.6665in" style:rel-width="100%" svg:height="5in" style:rel-height="scale" draw:z-index="15"><draw:image xlink:href="../../../../../../shared/arizona/network-project/network-code/paper/dimer-growth-function-log.png" xlink:type="simple" xlink:show="embed" xlink:actuate="onLoad" draw:filter-name="PNG - Portable Network Graphic"/></draw:frame>Figure <text:sequence text:ref-name="refFigure3" text:name="Figure" text:formula="ooow:Figure+1" style:num-format="1">4</text:sequence>.: Growth rate as a function of log(protein molecules)</text:p></draw:text-box></draw:frame><text:soft-page-break/></text:p>
      <text:p text:style-name="P10"/>
      <text:p text:style-name="P10"/>
      <text:p text:style-name="P10"><text:soft-page-break/>In practice we will use both <text:span text:style-name="T1">L</text:span> and s<text:span text:style-name="T2">mRNA</text:span> from the simulation directly in <text:s/><text:sequence-ref text:reference-format="category-and-value" text:ref-name="refEquation1">Equation 7</text:sequence-ref> to get an estimate of growth rate. In order to use the parameters found here, we define cost=<text:span text:style-name="T1">hc</text:span>, hence: <text:span text:style-name="T1">h</text:span> =cost/<text:span text:style-name="T1">c</text:span>.</text:p>
      <text:p text:style-name="P10"/>
      <text:p text:style-name="P11"><draw:frame draw:style-name="fr2" draw:name="Frame16" text:anchor-type="as-char" svg:y="-0.9319in" svg:width="4.1055in" draw:z-index="26"><draw:text-box fo:min-height="0.7264in"><text:p text:style-name="Equation"><draw:frame draw:style-name="fr11" draw:name="Object9" text:anchor-type="paragraph" svg:x="0.0016in" svg:y="0.0008in" svg:width="5.1799in" style:rel-width="100%" svg:height="0.3929in" style:rel-height="scale" draw:z-index="27"><draw:object xlink:href="./Object 9" xlink:type="simple" xlink:show="embed" xlink:actuate="onLoad"/><draw:image xlink:href="./ObjectReplacements/Object 9" xlink:type="simple" xlink:show="embed" xlink:actuate="onLoad"/></draw:frame>Equation <text:sequence text:ref-name="refEquation6" text:name="Equation" text:formula="ooow:Equation+1" style:num-format="1">11</text:sequence>: </text:p></draw:text-box></draw:frame></text:p>
      <text:p text:style-name="P10">Translation rates <text:span text:style-name="T6">α are already initialized in the simulation, drawn from a log-normal distribution (Arava et al. 2006). We thus simply use the appropriate α</text:span><text:span text:style-name="T4">i </text:span><text:span text:style-name="T6">from the simulation for the gene in question. <text:s/>Protein decay rates in the model, </text:span><text:span text:style-name="T7">c</text:span><text:span text:style-name="T6">, <text:s/>are also initialized from a log-normal distribution with mean decay rate of 0.023 min</text:span><text:span text:style-name="T12">-1</text:span><text:span text:style-name="T6"> (Belle et al. 2006). <text:s/>However, the cost of translation does not depend on the decay rate for a particular gene, so we can simply use the mean of the log-normal distribution for the estimate of c=0.023 min</text:span><text:span text:style-name="T12">-1</text:span><text:span text:style-name="T6"> for all genes.</text:span></text:p>
      <text:p text:style-name="P10"><text:span text:style-name="T6"/></text:p>
      <text:p text:style-name="P10"><text:span text:style-name="T6">Computation of the growth rate using both methods yields similar growth rate profiles (</text:span><text:span text:style-name="T6"><text:sequence-ref text:reference-format="category-and-value" text:ref-name="refFigure4">Figure 5</text:sequence-ref></text:span><text:span text:style-name="T6">) for the same input protein concentration (</text:span><text:span text:style-name="T6"><text:sequence-ref text:reference-format="category-and-value" text:ref-name="refFigure6">Figure 6</text:sequence-ref></text:span><text:span text:style-name="T6">). When using </text:span><text:span text:style-name="T6"><text:sequence-ref text:reference-format="category-and-value" text:ref-name="refEquation1">Equation 7</text:sequence-ref></text:span><text:span text:style-name="T6">, the instantaneous growth rate can jump because mRNAs in the cytoplasm can be gained or lost in integer numbers. <text:s/>Final cell size is shown in </text:span><text:span text:style-name="T6"><text:sequence-ref text:reference-format="category-and-value" text:ref-name="refFigure5">Figure 7</text:sequence-ref></text:span><text:span text:style-name="T6">, assuming an initial cell size of 1.0.</text:span></text:p>
      <text:p text:style-name="P15"/>
      <text:p text:style-name="P15"><draw:frame draw:style-name="fr4" draw:name="Frame13" text:anchor-type="paragraph" svg:width="4.1264in" draw:z-index="16"><draw:text-box fo:min-height="4.3543in"><text:p text:style-name="Figure"><draw:frame draw:style-name="fr8" draw:name="graphics3" text:anchor-type="paragraph" svg:x="0.0953in" svg:y="0.0693in" svg:width="3.5992in" style:rel-width="87%" svg:height="3.5992in" style:rel-height="scale" draw:z-index="17"><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11">-1</text:span>) computed using both protein and mRNA concentrations ( <text:sequence-ref text:reference-format="category-and-value" text:ref-name="refEquation1">Equation 7</text:sequence-ref> , pink) and only protein concentrations ( <text:sequence-ref text:reference-format="category-and-value" text:ref-name="refEquation3">Equation 9</text:sequence-ref>, blue)</text:p></draw:text-box></draw:frame></text:p>
      <text:p text:style-name="P10"><draw:frame draw:style-name="fr6" draw:name="Frame2" text:anchor-type="paragraph" svg:x="1.3154in" svg:y="4.1181in" svg:width="4.3283in" draw:z-index="20"><draw:text-box fo:min-height="4.4429in"><text:p text:style-name="Figure"><draw:frame draw:style-name="fr8" draw:name="graphics6" text:anchor-type="paragraph" svg:x="0.0398in" svg:y="-0.211in" svg:width="4.1602in" style:rel-width="93%" svg:height="4.1972in" style:rel-height="scale" draw:z-index="21"><draw:image xlink:href="../../../../../../shared/arizona/network-project/network-code/paper/cellsize9.png" xlink:type="simple" xlink:show="embed" xlink:actuate="onLoad"/></draw:frame>Figure <text:sequence text:ref-name="refFigure5" text:name="Figure" text:formula="ooow:Figure+1" style:num-format="1">7</text:sequence>.: Cell size increases over time (min), initialized at 1.0</text:p></draw:text-box></draw:frame><draw:frame draw:style-name="fr6" draw:name="Frame15" text:anchor-type="paragraph" svg:x="1.3654in" svg:y="0.0118in" svg:width="3.8134in" draw:z-index="18"><draw:text-box fo:min-height="4.048in"><text:p text:style-name="Figure"><draw:frame draw:style-name="fr8" draw:name="graphics5" text:anchor-type="paragraph" svg:x="0.2681in" svg:y="0.4256in" svg:width="4.0283in" style:rel-width="95%" svg:height="4.0283in" style:rel-height="scale" draw:z-index="19"><draw:image xlink:href="../../../../../../shared/arizona/network-project/network-code/paper/protein9.png" xlink:type="simple" xlink:show="embed" xlink:actuate="onLoad"/></draw:frame>Figure <text:sequence text:ref-name="refFigure6" text:name="Figure" text:formula="ooow:Figure+1" style:num-format="1">6</text:sequence>.: Protein count as a function of time (min)</text:p></draw:text-box></draw:frame><text:soft-page-break/></text:p>
      <text:p text:style-name="P10"/>
      <text:p text:style-name="P18"><text:soft-page-break/>[[This section has not yet been updated]]</text:p>
      <text:p text:style-name="P10">Appendix: <text:s/>Details of computation</text:p>
      <text:p text:style-name="P10"/>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8"><draw:text-box fo:min-height="0.1917in"><text:p text:style-name="Equation"><draw:frame draw:style-name="fr11" draw:name="Object4" text:anchor-type="paragraph" svg:x="0.0016in" svg:y="0.0008in" svg:width="1.011in" style:rel-width="100%" svg:height="0.1917in" style:rel-height="scale" draw:z-index="9"><draw:object xlink:href="./Object 4" xlink:type="simple" xlink:show="embed" xlink:actuate="onLoad"/><draw:image xlink:href="./ObjectReplacements/Object 4" xlink:type="simple" xlink:show="embed" xlink:actuate="onLoad"/></draw:frame>Equation <text:sequence text:ref-name="refEquation7" text:name="Equation" text:formula="ooow:Equation+1" style:num-format="1">12</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7">Y(t+ Δt)</text:span><text:span text:style-name="T6"> <text:s/>exactly by integrating the growth rate, which also varies as a function of </text:span><text:span text:style-name="T7">L(t)</text:span><text:span text:style-name="T6"> over the entire interval, where </text:span><text:span text:style-name="T7">Δt</text:span><text:span text:style-name="T6"> is the time until the next event in the modified Gillespie algorithm.</text:span></text:p>
      <text:p text:style-name="Standard"/>
      <text:p text:style-name="P4"><draw:frame draw:style-name="fr2" draw:name="Frame8" text:anchor-type="as-char" svg:y="-0.2335in" svg:width="3.6327in" draw:z-index="10"><draw:text-box fo:min-height="0.5071in"><text:p text:style-name="Equation"><draw:frame draw:style-name="fr11" draw:name="Object6" text:anchor-type="paragraph" svg:x="0.0016in" svg:y="0.0008in" svg:width="3.6327in" style:rel-width="100%" svg:height="0.5071in" style:rel-height="scale" draw:z-index="11"><draw:object xlink:href="./Object 6" xlink:type="simple" xlink:show="embed" xlink:actuate="onLoad"/><draw:image xlink:href="./ObjectReplacements/Object 6" xlink:type="simple" xlink:show="embed" xlink:actuate="onLoad"/></draw:frame>Equation <text:sequence text:ref-name="refEquation8" text:name="Equation" text:formula="ooow:Equation+1" style:num-format="1">13</text:sequence>: </text:p></draw:text-box></draw:frame></text:p>
      <text:p text:style-name="Standard"/>
      <text:p text:style-name="P10">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7">Δt </text:span>interval.</text:p>
      <text:p text:style-name="P10"/>
      <text:p text:style-name="P13"><text:span text:style-name="T10">Unfortunately substituting </text:span><text:span text:style-name="T10"><text:sequence-ref text:reference-format="category-and-value" text:ref-name="refEquation1">Equation 7</text:sequence-ref></text:span><text:span text:style-name="T10"> and </text:span><text:span text:style-name="T10"><text:sequence-ref text:reference-format="category-and-value" text:ref-name="refEquation2">Equation 8</text:sequence-ref></text:span><text:span text:style-name="T10"> into the integral in </text:span><text:span text:style-name="T10"><text:sequence-ref text:reference-format="category-and-value" text:ref-name="refEquation8">Equation 13</text:sequence-ref></text:span><text:span text:style-name="T10">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0"/>
      <text:p text:style-name="P12">References</text:p>
      <text:p text:style-name="P10"/>
      <text:p text:style-name="P10">Arava, Y., Y. Wang, J. D. Storey, C. L. Liu, P. O. Brown, and D. Herschlag. (2003) Genome- wide analysis of mRNA translation profiles in <text:span text:style-name="T1">Saccharomyces cerevisiae</text:span>. <text:span text:style-name="T1">PNAS</text:span> 100:3889-3894. </text:p>
      <text:p text:style-name="P10">Belle, A., A. Tanay, L. Bitincka, R. Shamir, and E. K. O'Shea. (2006) Quantification of protein half-lives in the budding yeast proteome. <text:span text:style-name="T1">PNAS</text:span> 103:13004-13009. </text:p>
      <text:p text:style-name="P8">Ghaemmaghami, S. and Huh, W.K. and Bower, K. and Howson, R.W. and Belle, A. and Dephoure, N. and O'Shea, E.K. and Weissman, J.S. (2003) " <text:span text:style-name="T10">Global analysis of protein expression in yeast", </text:span><text:span text:style-name="T1">Nature</text:span>, 425(6959):737--741.</text:p>
      <text:p text:style-name="P9"><text:span text:style-name="T10">Wagner, A. (2005) </text:span><text:span text:style-name="T16">"</text:span><text:span text:style-name="T17">Energy constraints on the evolution of gene expression."</text:span><text:span text:style-name="T18"> </text:span><text:span text:style-name="T19">Mol Biol Evol</text:span><text:span text:style-name="T16"> 2(6):1365-7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13" meta:page-count="9" meta:paragraph-count="93" meta:word-count="1802" meta:character-count="10322"/>
  </office:meta>
</office:document-meta>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i>c</math:mi>
      <math:mi>L</math:mi>
      <math:mrow>
        <math:mo math:stretchy="false">(</math:mo>
        <math:mi>t</math:mi>
        <math:mo math:stretchy="false">)</math:mo>
      </math:mrow>
    </math:mrow>
    <math:annotation math:encoding="StarMath 5.0">g(t) = 1 over 2 (K_m + L(t) + M_0 - sqrt((K_m + L(t) + M_0)^2 - 4 L(t) M_0)) - h c L(t)</math:annotation>
  </math:semantics>
</math:math>
</file>

<file path=Object 12/content.xml><?xml version="1.0" encoding="utf-8"?>
<!DOCTYPE math  PUBLIC '-//OpenOffice.org//DTD Modified W3C MathML 1.01//EN'  'math.dtd'>
<math:math xmlns:math="http://www.w3.org/1998/Math/MathML">
  <math:semantics>
    <math:mtable>
      <math:mtr>
        <math:mrow>
          <math:mrow>
            <math:mfrac>
              <math:mrow>
                <math:mi>d</math:mi>
                <math:mrow>
                  <math:mo math:stretchy="false">[</math:mo>
                  <math:mrow>
                    <math:mi>L</math:mi>
                    <math:mi>'</math:mi>
                  </math:mrow>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M</math:mi>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i>'</math:mi>
            </math:mrow>
            <math:mo math:stretchy="false">]</math:mo>
          </math:mrow>
          <math:mrow>
            <math:mrow>
              <math:mo math:stretchy="false">[</math:mo>
              <math:mi>M</math:mi>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L']} over dt = k_-1[LM] - k_1[L'][M]
newline
{d[M]} over dt = k_-1[LM] - k_1[L'][M]
newline
{d[LM]} over dt = k_1[L'][M] - k_-1[LM]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frac>
                <math:mrow>
                  <math:mi>d</math:mi>
                  <math:mrow>
                    <math:mo math:stretchy="false">(</math:mo>
                    <math:mrow>
                      <math:mi math:fontstyle="italic">M0</math:mi>
                      <math:mo math:stretchy="false">−</math:mo>
                      <math:mrow>
                        <math:mo math:stretchy="false">[</math:mo>
                        <math:mi math:fontstyle="italic">LM</math:mi>
                        <math:mo math:stretchy="false">]</math:mo>
                      </math:mrow>
                    </math:mrow>
                    <math:mo math:stretchy="false">)</math:mo>
                  </math:mrow>
                </math:mrow>
                <math:mi math:fontstyle="italic">dt</math:mi>
              </math:mfrac>
              <math:mo math:stretchy="false">+</math:mo>
              <math:mfrac>
                <math:mrow>
                  <math:mi>d</math:mi>
                  <math:mrow>
                    <math:mo math:stretchy="false">(</math:mo>
                    <math:mrow>
                      <math:mi>L</math:mi>
                      <math:mo math:stretchy="false">−</math:mo>
                      <math:mrow>
                        <math:mo math:stretchy="false">[</math:mo>
                        <math:mi math:fontstyle="italic">LM</math:mi>
                        <math:mo math:stretchy="false">]</math:mo>
                      </math:mrow>
                    </math:mrow>
                    <math:mo math:stretchy="false">)</math:mo>
                  </math:mrow>
                </math:mrow>
                <math:mi math:fontstyle="italic">dt</math:mi>
              </math:mfrac>
            </math:mrow>
            <math:mo math:stretchy="false">=</math:mo>
            <math:msub>
              <math:mn>2k</math:mn>
              <math:mrow>
                <math:mo math:stretchy="false">−</math:mo>
                <math:mn>1</math:mn>
              </math:mrow>
            </math:msub>
          </math:mrow>
          <math:mrow>
            <math:mrow>
              <math:mo math:stretchy="false">[</math:mo>
              <math:mi math:fontstyle="italic">LM</math:mi>
              <math:mo math:stretchy="false">]</math:mo>
            </math:mrow>
            <math:mo math:stretchy="false">−</math:mo>
            <math:msub>
              <math:mn>2k</math:mn>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M0-[LM])} over {dt} + {d(L-[LM])} over {dt} = 2k_-1[LM] - 2k_1(L-[LM])(M_0-[LM])
newline
{d[LM]} over {dt} = k_1(L-[LM])(M_0-[LM]) - k_-1[LM]</math:annotation>
  </math:semantics>
</math:math>
</file>

<file path=Object 14/content.xml><?xml version="1.0" encoding="utf-8"?>
<!DOCTYPE math  PUBLIC '-//OpenOffice.org//DTD Modified W3C MathML 1.01//EN'  'math.dtd'>
<math:math xmlns:math="http://www.w3.org/1998/Math/MathML">
  <math:semantics>
    <math:mrow>
      <math:mrow>
        <math:msub>
          <math:mrow>
            <math:mo math:stretchy="false">[</math:mo>
            <math:mi math:fontstyle="italic">LM</math:mi>
            <math:mo math:stretchy="false">]</math:mo>
          </math:mrow>
          <math:mi math:fontstyle="italic">equilibrium</math:mi>
        </math:msub>
        <math:mo math:stretchy="false">=</math:mo>
        <math:mfrac>
          <math:mn>1</math:mn>
          <math:mn>2</math:mn>
        </math:mfrac>
      </math:mrow>
      <math:mrow>
        <math:mo math:stretchy="false">(</math:mo>
        <math:mrow>
          <math:mrow>
            <math:mrow>
              <math:msub>
                <math:mi>K</math:mi>
                <math:mi>m</math:mi>
              </math:msub>
              <math:mo math:stretchy="false">+</math:mo>
              <math:mi>L</math:mi>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o math:stretchy="false">+</math:mo>
                        <math:msub>
                          <math:mi>M</math:mi>
                          <math:mn>0</math:mn>
                        </math:msub>
                      </math:mrow>
                      <math:mo math:stretchy="false">)</math:mo>
                    </math:mrow>
                    <math:mn>2</math:mn>
                  </math:msup>
                  <math:mo math:stretchy="false">−</math:mo>
                  <math:mn>4</math:mn>
                </math:mrow>
                <math:mi>L</math:mi>
                <math:msub>
                  <math:mi>M</math:mi>
                  <math:mn>0</math:mn>
                </math:msub>
              </math:mrow>
              <math:mo math:stretchy="false">)</math:mo>
            </math:mrow>
          </math:msqrt>
        </math:mrow>
        <math:mo math:stretchy="false">)</math:mo>
      </math:mrow>
    </math:mrow>
    <math:annotation math:encoding="StarMath 5.0">[LM]_equilibrium = 1 over 2 (K_m + L + M_0 - sqrt((K_m + L + M_0)^2 - 4 L M_0))</math:annotation>
  </math:semantics>
</math:math>
</file>

<file path=Object 15/content.xml><?xml version="1.0" encoding="utf-8"?>
<!DOCTYPE math  PUBLIC '-//OpenOffice.org//DTD Modified W3C MathML 1.01//EN'  'math.dtd'>
<math:math xmlns:math="http://www.w3.org/1998/Math/MathML">
  <math:semantics>
    <math:mrow>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 h %alpha s_mRNA(t)</math:annotation>
  </math:semantics>
</math:math>
</file>

<file path=Object 2/content.xml><?xml version="1.0" encoding="utf-8"?>
<!DOCTYPE math  PUBLIC '-//OpenOffice.org//DTD Modified W3C MathML 1.01//EN'  'math.dtd'>
<math:math xmlns:math="http://www.w3.org/1998/Math/MathML">
  <math:semantics>
    <math:mrow>
      <math:mi>Y</math:mi>
      <math:mi>'</math:mi>
      <math:mrow>
        <math:mrow>
          <math:mo math:stretchy="false">(</math:mo>
          <math:mi>t</math:mi>
          <math:mo math:stretchy="false">)</math:mo>
        </math:mrow>
        <math:mo math:stretchy="false">=</math:mo>
        <math:mi>g</math:mi>
      </math:mrow>
      <math:mrow>
        <math:mo math:stretchy="false">(</math:mo>
        <math:mi>t</math:mi>
        <math:mo math:stretchy="false">)</math:mo>
      </math:mrow>
      <math:mi>Y</math:mi>
      <math:mrow>
        <math:mo math:stretchy="false">(</math:mo>
        <math:mi>t</math:mi>
        <math:mo math:stretchy="false">)</math:mo>
      </math:mrow>
    </math:mrow>
    <math:annotation math:encoding="StarMath 5.0">Y'(t)=g(t) Y(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g(t) =  1 over 2 (K_m + L(t) + M_0 - sqrt((K_m + L(t) + M_0)^2 - 4 L(t) M_0))-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sub>
            <math:mi>K</math:mi>
            <math:mi>m</math:mi>
          </math:msub>
          <math:mo math:stretchy="false">=</math:mo>
          <math:mfrac>
            <math:mrow>
              <math:mi>c</math:mi>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i>c</math:mi>
              </math:mrow>
              <math:mi>h</math:mi>
              <math:mrow>
                <math:msubsup>
                  <math:mi>L</math:mi>
                  <math:mi>p</math:mi>
                  <math:mn>2</math:mn>
                </math:msubsup>
                <math:mo math:stretchy="false">−</math:mo>
                <math:mn>2</math:mn>
              </math:mrow>
              <math:msup>
                <math:mi>c</math:mi>
                <math:mn>2</math:mn>
              </math:msup>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r>
        <math:mrow>
          <math:msub>
            <math:mi>M</math:mi>
            <math:mn>0</math:mn>
          </math:msub>
          <math:mo math:stretchy="false">=</math:mo>
          <math:mfrac>
            <math:mrow>
              <math:mrow>
                <math:msubsup>
                  <math:mi>g</math:mi>
                  <math:mi math:fontstyle="italic">peak</math:mi>
                  <math:mn>2</math:mn>
                </math:msubsup>
                <math:mo math:stretchy="false">−</math:mo>
                <math:mi>c</math:mi>
              </math:mrow>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sup>
                  <math:mi>c</math:mi>
                  <math:mn>2</math:mn>
                </math:msup>
              </math:mrow>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able>
    <math:annotation math:encoding="StarMath 5.0">K_m = {c g_peak^2 h - 2 c g_peak h L_p + 2 c^2 g_peak h^2 L_p + c h L_p^2 - 2 c^2 h^2 L_p^2 + c^3 h^3 L_p^2}  over {g_peak}
newline
M_0 = {g_peak^2 - c g_peak^2 h + 2 c g_peak h L_p - 2 c^2 g_peak h^2 L_p +  c^2 h^2 L_p^2 - c^3 h^3 L_p^2} over {g_peak}</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3" style:family="graphic" style:parent-style-name="standard">
      <style:graphic-properties draw:stroke="solid" svg:stroke-width="0.02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6"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6.932cm" svg:height="12.699cm" svg:x="1.225cm" svg:y="1.521cm">
          <draw:image xlink:href="file:///home/alex/shared/arizona/network-project/network-code/paper/dimer-growth-function.png" xlink:type="simple" xlink:show="embed" xlink:actuate="onLoad">
            <text:p text:style-name="P2"/>
          </draw:image>
        </draw:frame>
        <draw:frame draw:style-name="gr2" draw:text-style-name="P3" draw:layer="layout" svg:width="17.099cm" svg:height="1.418cm" svg:x="2.481cm" svg:y="13.328cm">
          <draw:text-box>
            <text:p text:style-name="P2"><text:span text:style-name="T1">Number of protein (enzyme) molecules, L</text:span></text:p>
          </draw:text-box>
        </draw:frame>
        <draw:line draw:style-name="gr3" draw:layer="layout" svg:x1="5.191cm" svg:y1="2.202cm" svg:x2="5.191cm" svg:y2="13.13cm">
          <text:p text:style-name="P2"/>
        </draw:line>
        <draw:line draw:style-name="gr3" draw:layer="layout" svg:x1="3.178cm" svg:y1="2.202cm" svg:x2="5.236cm" svg:y2="2.202cm">
          <text:p text:style-name="P2"/>
        </draw:line>
        <draw:frame draw:style-name="gr4" draw:layer="layout" svg:width="0.966cm" svg:height="0.973cm" svg:x="5.26cm" svg:y="11.656cm">
          <draw:object xlink:href="./Object 3" xlink:type="simple" xlink:show="embed" xlink:actuate="onLoad"/>
          <draw:image xlink:href="./ObjectReplacements/Object 3" xlink:type="simple" xlink:show="embed" xlink:actuate="onLoad"/>
        </draw:frame>
        <draw:frame draw:style-name="gr4" draw:layer="layout" svg:width="1.566cm" svg:height="0.973cm" svg:x="1.694cm" svg:y="1.953cm">
          <draw:object xlink:href="./Object 4" xlink:type="simple" xlink:show="embed" xlink:actuate="onLoad"/>
          <draw:image xlink:href="./ObjectReplacements/Object 4" xlink:type="simple" xlink:show="embed" xlink:actuate="onLoad"/>
        </draw:frame>
        <draw:rect draw:style-name="gr5" draw:layer="layout" svg:width="2.729cm" svg:height="2.898cm" svg:x="17.861cm" svg:y="9.931cm">
          <text:p text:style-name="P2"/>
        </draw:rect>
        <draw:frame draw:style-name="gr6" draw:text-style-name="P3" draw:layer="layout" svg:width="13.519cm" svg:height="2.253cm" draw:transform="rotate (1.5707963267946) translate (1.264cm 14.948cm)">
          <draw:text-box>
            <text:p text:style-name="P2"><text:span text:style-name="T1">Growth rate, g</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 math:fontstyle="italic">cost</math:mi>
      </math:mrow>
      <math:mfrac>
        <math:mo math:stretchy="false">α</math:mo>
        <math:mi>c</math:mi>
      </math:mfrac>
      <math:msub>
        <math:mi>s</math:mi>
        <math:mi math:fontstyle="italic">mRNA</math:mi>
      </math:msub>
      <math:mrow>
        <math:mo math:stretchy="false">(</math:mo>
        <math:mi>t</math:mi>
        <math:mo math:stretchy="false">)</math:mo>
      </math:mrow>
    </math:mrow>
    <math:annotation math:encoding="StarMath 5.0">g(t) = 1 over 2 (K_m + L(t) + M_0 - sqrt((K_m + L(t) + M_0)^2 - 4 L(t) M_0)) - cost {%alpha} over {c} s_mRNA(t)
</math:annotation>
  </math:semantics>
</math:math>
</file>